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16 'gumtree block feature + log statement match + 0.99up'.F2:'gumtree block feature + log statement match + 0.99up'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276" calcext:value-type="float">
            <text:p>276</text:p>
          </table:table-cell>
          <table:table-cell table:formula="of:=[.D2]/SUM([.D$2:.D$16])" office:value-type="float" office:value="0.700507614213198" calcext:value-type="float">
            <text:p>0.7005076142</text:p>
          </table:table-cell>
          <table:table-cell table:formula="of:=SUM([.E2:.E$2])" office:value-type="float" office:value="0.700507614213198" calcext:value-type="float">
            <text:p>0.7005076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35" calcext:value-type="float">
            <text:p>35</text:p>
          </table:table-cell>
          <table:table-cell table:formula="of:=[.D3]/SUM([.D$2:.D$16])" office:value-type="float" office:value="0.0888324873096447" calcext:value-type="float">
            <text:p>0.0888324873</text:p>
          </table:table-cell>
          <table:table-cell table:formula="of:=SUM([.E$2:.E3])" office:value-type="float" office:value="0.789340101522843" calcext:value-type="float">
            <text:p>0.789340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95];[.C4])" office:value-type="float" office:value="8" calcext:value-type="float">
            <text:p>8</text:p>
          </table:table-cell>
          <table:table-cell table:formula="of:=[.D4]/SUM([.D$2:.D$16])" office:value-type="float" office:value="0.0203045685279188" calcext:value-type="float">
            <text:p>0.0203045685</text:p>
          </table:table-cell>
          <table:table-cell table:formula="of:=SUM([.E$2:.E4])" office:value-type="float" office:value="0.809644670050761" calcext:value-type="float">
            <text:p>0.8096446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95];[.C5])" office:value-type="float" office:value="9" calcext:value-type="float">
            <text:p>9</text:p>
          </table:table-cell>
          <table:table-cell table:formula="of:=[.D5]/SUM([.D$2:.D$16])" office:value-type="float" office:value="0.0228426395939086" calcext:value-type="float">
            <text:p>0.0228426396</text:p>
          </table:table-cell>
          <table:table-cell table:formula="of:=SUM([.E$2:.E5])" office:value-type="float" office:value="0.83248730964467" calcext:value-type="float">
            <text:p>0.832487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6])" office:value-type="float" office:value="5" calcext:value-type="float">
            <text:p>5</text:p>
          </table:table-cell>
          <table:table-cell table:formula="of:=[.D6]/SUM([.D$2:.D$16])" office:value-type="float" office:value="0.0126903553299492" calcext:value-type="float">
            <text:p>0.0126903553</text:p>
          </table:table-cell>
          <table:table-cell table:formula="of:=SUM([.E$2:.E6])" office:value-type="float" office:value="0.845177664974619" calcext:value-type="float">
            <text:p>0.845177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95];[.C7])" office:value-type="float" office:value="12" calcext:value-type="float">
            <text:p>12</text:p>
          </table:table-cell>
          <table:table-cell table:formula="of:=[.D7]/SUM([.D$2:.D$16])" office:value-type="float" office:value="0.0304568527918782" calcext:value-type="float">
            <text:p>0.0304568528</text:p>
          </table:table-cell>
          <table:table-cell table:formula="of:=SUM([.E$2:.E7])" office:value-type="float" office:value="0.875634517766497" calcext:value-type="float">
            <text:p>0.8756345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8])" office:value-type="float" office:value="7" calcext:value-type="float">
            <text:p>7</text:p>
          </table:table-cell>
          <table:table-cell table:formula="of:=[.D8]/SUM([.D$2:.D$16])" office:value-type="float" office:value="0.0177664974619289" calcext:value-type="float">
            <text:p>0.0177664975</text:p>
          </table:table-cell>
          <table:table-cell table:formula="of:=SUM([.E$2:.E8])" office:value-type="float" office:value="0.893401015228426" calcext:value-type="float">
            <text:p>0.8934010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395];[.C9])" office:value-type="float" office:value="6" calcext:value-type="float">
            <text:p>6</text:p>
          </table:table-cell>
          <table:table-cell table:formula="of:=[.D9]/SUM([.D$2:.D$16])" office:value-type="float" office:value="0.0152284263959391" calcext:value-type="float">
            <text:p>0.0152284264</text:p>
          </table:table-cell>
          <table:table-cell table:formula="of:=SUM([.E$2:.E9])" office:value-type="float" office:value="0.908629441624365" calcext:value-type="float">
            <text:p>0.908629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395];[.C10])" office:value-type="float" office:value="4" calcext:value-type="float">
            <text:p>4</text:p>
          </table:table-cell>
          <table:table-cell table:formula="of:=[.D10]/SUM([.D$2:.D$16])" office:value-type="float" office:value="0.0101522842639594" calcext:value-type="float">
            <text:p>0.0101522843</text:p>
          </table:table-cell>
          <table:table-cell table:formula="of:=SUM([.E$2:.E10])" office:value-type="float" office:value="0.918781725888325" calcext:value-type="float">
            <text:p>0.918781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395];[.C11])" office:value-type="float" office:value="4" calcext:value-type="float">
            <text:p>4</text:p>
          </table:table-cell>
          <table:table-cell table:formula="of:=[.D11]/SUM([.D$2:.D$16])" office:value-type="float" office:value="0.0101522842639594" calcext:value-type="float">
            <text:p>0.0101522843</text:p>
          </table:table-cell>
          <table:table-cell table:formula="of:=SUM([.E$2:.E11])" office:value-type="float" office:value="0.928934010152284" calcext:value-type="float">
            <text:p>0.928934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395];[.C12])" office:value-type="float" office:value="2" calcext:value-type="float">
            <text:p>2</text:p>
          </table:table-cell>
          <table:table-cell table:formula="of:=[.D12]/SUM([.D$2:.D$16])" office:value-type="float" office:value="0.00507614213197969" calcext:value-type="float">
            <text:p>0.0050761421</text:p>
          </table:table-cell>
          <table:table-cell table:formula="of:=SUM([.E$2:.E12])" office:value-type="float" office:value="0.934010152284264" calcext:value-type="float">
            <text:p>0.9340101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395];[.C13])" office:value-type="float" office:value="2" calcext:value-type="float">
            <text:p>2</text:p>
          </table:table-cell>
          <table:table-cell table:formula="of:=[.D13]/SUM([.D$2:.D$16])" office:value-type="float" office:value="0.00507614213197969" calcext:value-type="float">
            <text:p>0.0050761421</text:p>
          </table:table-cell>
          <table:table-cell table:formula="of:=SUM([.E$2:.E13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395];[.C14])" office:value-type="float" office:value="4" calcext:value-type="float">
            <text:p>4</text:p>
          </table:table-cell>
          <table:table-cell table:formula="of:=[.D14]/SUM([.D$2:.D$16])" office:value-type="float" office:value="0.0101522842639594" calcext:value-type="float">
            <text:p>0.0101522843</text:p>
          </table:table-cell>
          <table:table-cell table:formula="of:=SUM([.E$2:.E14])" office:value-type="float" office:value="0.949238578680203" calcext:value-type="float">
            <text:p>0.9492385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395];[.C15])" office:value-type="float" office:value="2" calcext:value-type="float">
            <text:p>2</text:p>
          </table:table-cell>
          <table:table-cell table:formula="of:=[.D15]/SUM([.D$2:.D$16])" office:value-type="float" office:value="0.00507614213197969" calcext:value-type="float">
            <text:p>0.0050761421</text:p>
          </table:table-cell>
          <table:table-cell table:formula="of:=SUM([.E$2:.E15])" office:value-type="float" office:value="0.954314720812183" calcext:value-type="float">
            <text:p>0.954314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16])" office:value-type="float" office:value="18" calcext:value-type="float">
            <text:p>18</text:p>
          </table:table-cell>
          <table:table-cell table:formula="of:=[.D16]/SUM([.D$2:.D$16])" office:value-type="float" office:value="0.0456852791878173" calcext:value-type="float">
            <text:p>0.0456852792</text:p>
          </table:table-cell>
          <table:table-cell table:formula="of:=SUM([.E$2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2:'block feature + log statement match + edit node filter'.C5 'block feature + log statement match + edit node filter'.F2:'block feature + log statement match + edit node filter'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56.26pt" svg:y="15.62pt">
            <loext:p draw:notify-on-update-of-ranges="'block feature + log statement match + edit node filter'.C2:'block feature + log statement match + edit node filter'.C6 'block feature + log statement match + edit node filter'.F2:'block feature + log statement match + edit node filter'.F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370" calcext:value-type="float">
            <text:p>370</text:p>
          </table:table-cell>
          <table:table-cell table:formula="of:=[.D2]/SUM([.D$2:.D$6])" office:value-type="float" office:value="0.939086294416244" calcext:value-type="float">
            <text:p>0.9390862944</text:p>
          </table:table-cell>
          <table:table-cell table:formula="of:=SUM([.E$2:.E2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15" calcext:value-type="float">
            <text:p>15</text:p>
          </table:table-cell>
          <table:table-cell table:formula="of:=[.D3]/SUM([.D$2:.D$6])" office:value-type="float" office:value="0.0380710659898477" calcext:value-type="float">
            <text:p>0.038071066</text:p>
          </table:table-cell>
          <table:table-cell table:formula="of:=SUM([.E$2:.E3])" office:value-type="float" office:value="0.977157360406091" calcext:value-type="float">
            <text:p>0.9771573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4])" office:value-type="float" office:value="2" calcext:value-type="float">
            <text:p>2</text:p>
          </table:table-cell>
          <table:table-cell table:formula="of:=[.D4]/SUM([.D$2:.D$6])" office:value-type="float" office:value="0.00507614213197969" calcext:value-type="float">
            <text:p>0.0050761421</text:p>
          </table:table-cell>
          <table:table-cell table:formula="of:=SUM([.E$2:.E4])" office:value-type="float" office:value="0.982233502538071" calcext:value-type="float">
            <text:p>0.982233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5])" office:value-type="float" office:value="5" calcext:value-type="float">
            <text:p>5</text:p>
          </table:table-cell>
          <table:table-cell table:formula="of:=[.D5]/SUM([.D$2:.D$6])" office:value-type="float" office:value="0.0126903553299492" calcext:value-type="float">
            <text:p>0.0126903553</text:p>
          </table:table-cell>
          <table:table-cell table:formula="of:=SUM([.E$2:.E5])" office:value-type="float" office:value="0.99492385786802" calcext:value-type="float">
            <text:p>0.99492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6])" office:value-type="float" office:value="2" calcext:value-type="float">
            <text:p>2</text:p>
          </table:table-cell>
          <table:table-cell table:formula="of:=[.D6]/SUM([.D$2:.D$6])" office:value-type="float" office:value="0.00507614213197969" calcext:value-type="float">
            <text:p>0.0050761421</text:p>
          </table:table-cell>
          <table:table-cell table:formula="of:=SUM([.E$2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2:'gumtree block feature + log statement match + 0.99up'.F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2:'block feature + log statement match + edit node filter'.F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5:38:56.952537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6:00:32.076377708</dc:date>
    <meta:editing-duration>PT1H32M54S</meta:editing-duration>
    <meta:editing-cycles>15</meta:editing-cycles>
    <meta:generator>LibreOffice/5.0.3.2$Linux_X86_64 LibreOffice_project/00m0$Build-2</meta:generator>
    <meta:document-statistic meta:table-count="3" meta:cell-count="41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5 'block feature + log statement match + edit node filter'.F2:'block feature + log statement match + edit node filter'.F5" svg:x="1.331cm" svg:y="0.18cm" svg:width="14.349cm" svg:height="7.659cm">
          <chartooo:coordinate-region svg:x="2.243cm" svg:y="0.379cm" svg:width="13.251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5" chart:class="chart:scatter">
            <chart:domain table:cell-range-address="'block feature + log statement match + edit node filter'.C2:'block feature + log statement match + edit node filter'.C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5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16 'gumtree block feature + log statement match + 0.99up'.F2:'gumtree block feature + log statement match + 0.99up'.F16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gumtree block feature + log statement match + 0.99up'.F2:'gumtree block feature + log statement match + 0.99up'.F16" chart:class="chart:scatter">
            <chart:domain table:cell-range-address="'gumtree block feature + log statement match + 0.99up'.C2:'gumtree block feature + log statement match + 0.99up'.C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 + 0.99up'.C2:'gumtree block feature + log statement match + 0.99up'.C16</svg:desc>
                </draw:g>
              </table:table-cell>
              <table:table-cell office:value-type="float" office:value="0.700507614213198">
                <text:p>0.700507614213198</text:p>
                <draw:g>
                  <svg:desc>'gumtree block feature + log statement match + 0.99up'.F2:'gumtree block feature + log statement match + 0.99up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89340101522843">
                <text:p>0.78934010152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09644670050761">
                <text:p>0.809644670050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3248730964467">
                <text:p>0.83248730964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45177664974619">
                <text:p>0.8451776649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634517766497">
                <text:p>0.875634517766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3401015228426">
                <text:p>0.89340101522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18781725888325">
                <text:p>0.91878172588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28934010152284">
                <text:p>0.92893401015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34010152284264">
                <text:p>0.934010152284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39086294416244">
                <text:p>0.939086294416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49238578680203">
                <text:p>0.94923857868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0.954314720812183">
                <text:p>0.95431472081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6 'block feature + log statement match + edit node filter'.F2:'block feature + log statement match + edit node filter'.F6" svg:x="1.331cm" svg:y="0.18cm" svg:width="14.349cm" svg:height="7.659cm">
          <chartooo:coordinate-region svg:x="2.243cm" svg:y="0.379cm" svg:width="13.157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31cm" chart:style-name="ch5">
              <text:p>circumulated rate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6" chart:class="chart:scatter">
            <chart:domain table:cell-range-address="'block feature + log statement match + edit node filter'.C2:'block feature + log statement match + edit node filter'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6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